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erif" svg:font-family="'Liberation Serif'" style:font-family-generic="roman"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1" style:family="text">
      <style:text-properties loext:padding="0cm" loext:border="none"/>
    </style:style>
    <style:style style:name="T2" style:family="text">
      <style:text-properties officeooo:rsid="000d5000"/>
    </style:style>
    <style:style style:name="T3" style:family="text">
      <style:text-properties style:font-name="Times New Roman" style:font-name-asian="Times New Roman" style:font-name-complex="Times New Roman"/>
    </style:style>
    <style:style style:name="T4" style:family="text">
      <style:text-properties officeooo:rsid="000ebe9f" loext:padding="0cm" loext:border="none"/>
    </style:style>
    <style:style style:name="T5" style:family="text">
      <style:text-properties officeooo:rsid="000fa9c9" loext:padding="0cm" loext:border="none"/>
    </style:style>
    <style:style style:name="T6" style:family="text">
      <style:text-properties officeooo:rsid="00111da8"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text:span text:style-name="Strong_20_Emphasis">Le plastique, une « antiquité » !</text:span></text:p>
      <text:p text:style-name="Standard"><text:span text:style-name="T1">Plusieurs siècles av. J.C, les hommes utilisaient déjà les propriétés plastiques du </text:span><text:span text:style-name="Strong_20_Emphasis"><text:span text:style-name="T1">caoutchouc</text:span></text:span><text:span text:style-name="T1">, de l’ambre, de la corne ou encore des écailles de tortue. Chauffées et moulées, ces matières leur permettaient de fabriquer de nombreux objets. Les premiers plastiques étaient donc d’origine naturelle, dans le sens où ils étaient issus de matières premières non fossiles (comme le pétrole) et subissaient peu de transformation. Le tout premier plastique qui fut manipulé par l’Homme aurait été le </text:span><text:span text:style-name="Strong_20_Emphasis"><text:span text:style-name="T1">latex</text:span></text:span><text:span text:style-name="T1"> : il servait à faire des balles et des figurines, 1 600 ans avant notre ère en Amérique du sud***.</text:span></text:p>
      <text:p text:style-name="Standard">1862 : la Parkésine, première forme de matière plastique artificielle</text:p>
      <text:p text:style-name="Standard"><text:span text:style-name="T1">Lors de l’Exposition Internationale de Londres, sont présentés les premiers échantillons de</text:span><text:span text:style-name="Strong_20_Emphasis"><text:span text:style-name="T1"> Parkésine</text:span></text:span><text:span text:style-name="T1">, fabriquée à partir de cellulose de végétaux. C’est la toute première forme de</text:span><text:span text:style-name="Strong_20_Emphasis"><text:span text:style-name="T1"> matière plastique artificielle</text:span></text:span><text:span text:style-name="T1">. Alexander Parkes en est à l’origine : alors qu’il s’intéressait à d’autres substances pouvant donner des résultats similaires au caoutchouc naturel, c’est en étudiant le nitrate de cellulose qu’il obtint un nouveau matériau pouvant être utilisé à l’état solide, plastique ou fluide, se présentant tour à tour rigide, flexible, résistant à l’eau, opaque, pouvant être coloré et travaillé à l’outil comme les métaux, moulé par compression…</text:span></text:p>
      <text:p text:style-name="Standard"/>
      <text:p text:style-name="Standard">1870 : l’invention du Celluloïd </text:p>
      <text:p text:style-name="Standard"/>
      <text:p text:style-name="Standard">John Wesley Hyatt suivit les traces de Parkes, après avoir lu un avis de concours lancé par la société Phelan and Collander qui produisait des boules de billard en ivoire. </text:p>
      <text:p text:style-name="Standard"><text:span text:style-name="T2">C</text:span>es balles <text:span text:style-name="T2">avaient la facheuse tendance</text:span> à ne pas parcourir parfaitement l<text:span text:style-name="T2">eur</text:span> trajectoire. <text:span text:style-name="T2">Elles étaient à</text:span> l’époque fabriquées en ivoire et n’étaient pas parfaitement rondes. <text:span text:style-name="T2">O</text:span>n tuait <text:span text:style-name="T2">alors </text:span>12000 éléphants par an pour <text:span text:style-name="T2">les </text:span>fabriquer.</text:p>
      <text:p text:style-name="Standard"><text:span text:style-name="T3">la société Phelan and Collander</text:span> offrit un<text:span text:style-name="T2">e</text:span> récompense de 1000 dollars à qui lui fournirait un meilleur matériau. Deux américains, les frères Hyatt répondirent à l’annonce en proposant leur découverte faite 20 ans auparavant en Allemagne : le Celluloïd.</text:p>
      <text:p text:style-name="Standard">En mélangeant du coton à de l’acide nitrique, on obtient une substance explosive très dangereuse car explosive. Traitée à l’alcool et au camphre, cette matière devient transparente, résistante, sans danger, qui peut fondre à basse température et se colorer. C’est le Celluloïd.</text:p>
      <text:p text:style-name="Standard">Aujourd’hui on utilise le Celluloïd pour fabriquer des balles de tennis de table, des montures de lunettes et des pellicules photos.</text:p>
      <text:p text:style-name="Standard">Les balles de billards sont désormais fabriquées en résine phénolique thermodurcissable.</text:p>
      <text:p text:style-name="Standard"/>
      <text:p text:style-name="Standard"><text:span text:style-name="Strong_20_Emphasis">XXe siècle : de nouvelles matières plastiques entièrement synthétiques</text:span></text:p>
      <text:p text:style-name="Standard">1907 : naissance du plastique industriel avec la bakélite</text:p>
      <text:p text:style-name="Standard"><text:span text:style-name="T1">Une percée décisive se produit lorsque le chimiste belgo-américain Leo Baekeland créa la</text:span><text:span text:style-name="Strong_20_Emphasis"><text:span text:style-name="T1"> bakélite</text:span></text:span><text:span text:style-name="T1">, la première matière plastique industrielle basée sur un polymère synthétique. Grâce à ses nombreuses propriétés, et malgré ses couleurs opaques, ternes et brunâtres, la bakélite a été utilisée pour les boîtiers de téléphone, poignées de casserole, prises électriques, cendriers… L’année suivante, en 1908, le chimiste suisse J. Branderberger fabriqua le premier matériau souple et parfaitement transparent : la </text:span><text:span text:style-name="Strong_20_Emphasis"><text:span text:style-name="T1">cellophane</text:span></text:span><text:span text:style-name="T1">.</text:span></text:p>
      <text:p text:style-name="Standard"/>
      <text:p text:style-name="Standard">1926 : l’invention du PVC</text:p>
      <text:p text:style-name="Standard"><text:span text:style-name="T1">Cette date marque le départ du succès commercial du </text:span><text:span text:style-name="Strong_20_Emphasis"><text:span text:style-name="T1">PVC (polychlorure de vinyle)</text:span></text:span><text:span text:style-name="T1">, si au début du siècle les chimistes russes Ivan Ostromislensky et Fritz Klatte avaient tous deux tenté d’utiliser le PVC dans des produits commerciaux, leurs efforts ne furent pas couronnés de succès à cause des difficultés de transformation du polymère. C’est donc en 1926, que Waldo Semon, en collaboration avec la société B.F. Goodrich, a développé une méthode de plastification du PVC en le mélangeant avec des additifs. Ceci a permis de rendre le matériau plus flexible et plus facile à fabriquer. Quatre ans plus tard, ce sont les débuts de la fabrication industrielle du </text:span><text:span text:style-name="Strong_20_Emphasis"><text:span text:style-name="T1">Polystyrène, </text:span></text:span><text:span text:style-name="T1">commercialisé sous le </text:span><text:soft-page-break/><text:span text:style-name="T1">nom de Styrofoam, ce matériau rigide de faible densité a d’abord été utilisé comme isolant thermique pour le bâtiment.</text:span></text:p>
      <text:p text:style-name="Standard">1935 : le polyvalent polyamide</text:p>
      <text:p text:style-name="Standard"><text:span text:style-name="T1">c’est l’apparition du </text:span><text:span text:style-name="Strong_20_Emphasis"><text:span text:style-name="T1">polyamide</text:span></text:span><text:span text:style-name="T1">, fibre annoncée comme « aussi solide que l’acier, aussi fine que la toile d’araignée, et d’un magnifique éclat » par DuPont de Nemours, l’entreprise de chimie américaine qui est à l’origine de son invention. Ce plastique présente un coefficient de friction faible et fait ses preuves dans les parachutes des G.I. lors du débarquement de 1945. Il sera également utilisé dans la confection de bas.</text:span></text:p>
      <text:p text:style-name="Standard">1938 : le Téflon et ses multiples utilisations</text:p>
      <text:p text:style-name="Standard"><text:span text:style-name="T1">Le </text:span><text:span text:style-name="Strong_20_Emphasis"><text:span text:style-name="T1">polytétrafluoréthylène (Téflon)</text:span></text:span><text:span text:style-name="T1">, isolant avec une excellente résistance chimique et thermique (jusqu’à 250 °C avec pointes possibles à 300 °C), sert dans l’industrie nucléaire militaire puis recouvre vers 1960 les poêles à frire (pouvoir antiadhésif) et est présent dans des tissus techniques (comme le goretex).</text:span></text:p>
      <text:p text:style-name="Standard">1940 : le plastique au service des forces militaires</text:p>
      <text:p text:style-name="Standard"><text:span text:style-name="T1">C’est la fabrication du</text:span><text:span text:style-name="Strong_20_Emphasis"><text:span text:style-name="T1"> silicone</text:span></text:span><text:span text:style-name="T1"> et du </text:span><text:span text:style-name="Strong_20_Emphasis"><text:span text:style-name="T1">caoutchouc synthétique</text:span></text:span><text:span text:style-name="T1"> qui répondent aux besoins en matières premières des pays en guerre pendant la seconde guerre mondiale. Ce sont les besoins militaires des première et seconde guerres mondiales qui ont entraîné un développement industriel et technologique de cette chimie de synthèse. </text:span></text:p>
      <text:p text:style-name="Standard"><text:span text:style-name="Strong_20_Emphasis">Seconde moitié du XIXe siècle : la démocratisation !</text:span></text:p>
      <text:p text:style-name="Standard"><text:span text:style-name="T1">C’est après la première guerre mondiale que les plastiques sont entrés dans l’ère industrielle : polystyrène, polyamide, etc, sont entrés dans toutes les maisons, indépendamment de la condition sociale. A cette époque, les matières plastiques sont majoritairement fabriquées à partir du pétrole ou du gaz naturel, la pétrochimie étant devenue accessible, les plastiques modernes sont alors également abordables. Seul véritable phénomène, dans l’histoire de l’Homme, à s’être produit dans des proportions si étendues et si rapidement, les matières traditionnelles sont remplacées par des substances synthétiques. La </text:span><text:span text:style-name="Strong_20_Emphasis"><text:span text:style-name="T1">consommation de masse</text:span></text:span><text:span text:style-name="T1"> et la diversification créent une explosion des demandes et confortent l’essor de cette industrie nouvelle. Les usages sont très variés et entrent « dans les petits objets de la vie de tous les jours ».</text:span></text:p>
      <text:p text:style-name="Standard">1947 : Naissance du premier bioplastique</text:p>
      <text:p text:style-name="Standard"><text:span text:style-name="T1">Le </text:span><text:span text:style-name="Strong_20_Emphasis"><text:span text:style-name="T1">Rilsan (ou Polyamide 11)</text:span></text:span><text:span text:style-name="T1"> fut le premier</text:span><text:span text:style-name="Strong_20_Emphasis"><text:span text:style-name="T1"> bioplastique</text:span></text:span><text:span text:style-name="T1">**** technique introduit sur le marché. Le brevet a été déposé par une petite société française appelée Organico. Préparé à partir d’un dérivé de l’huile de ricin, on en a fait des fibres qui furent concurrentes des plastiques techniques utilisés pour des pièces mécaniques alliant légèreté et résistance.</text:span></text:p>
      <text:p text:style-name="Standard">1949 : le plastique prend part au quotidien</text:p>
      <text:p text:style-name="Standard"><text:span text:style-name="T1">Les plastiques </text:span><text:span text:style-name="Strong_20_Emphasis"><text:span text:style-name="T1">« mélamine-formol, MF » (Formica)</text:span></text:span><text:span text:style-name="T1">, découverts en 1941 envahissent les cuisines et le mobilier.  Suivra le</text:span><text:span text:style-name="Strong_20_Emphasis"><text:span text:style-name="T1"> polyester</text:span></text:span><text:span text:style-name="T1">, le plus connu étant le polytéréphtalate d’éthylène (PET, PETE). Outre son utilisation très répandue dans l’habillement (souvent en mélange avec d’autres fibres, notamment le coton et la laine), ses applications se sont diversifiées dans l’industrie, notamment sous forme de films en agriculture et d’emballages alimentaires.</text:span></text:p>
      <text:p text:style-name="Standard">1953 : le plastique multisectoriel </text:p>
      <text:p text:style-name="Standard"><text:span text:style-name="T1">C’est l’apparition du </text:span><text:span text:style-name="Strong_20_Emphasis"><text:span text:style-name="T1">polyéthylène haute densité (PEHD</text:span></text:span><text:span text:style-name="T1">) qui étend la famille du</text:span><text:span text:style-name="Strong_20_Emphasis"><text:span text:style-name="T1"> PolyEthylene Basse Densité Radicalaire (PEBDR)</text:span></text:span><text:span text:style-name="T1"> découvert en 1939. Le PE haute densité est employé pour la fabrication de produits rigides : flacons (détergents, cosmétiques…), bouteilles, boîtes, jerricans, réservoirs de carburant pour automobiles, tuyaux…, alors que le PE basse densité est utilisé pour les produits souples : sacs, films, sachets, tubes souples… En 1953 toujours, c’est l’apparition du </text:span><text:span text:style-name="Strong_20_Emphasis"><text:span text:style-name="T1">polycarbonate (PC)</text:span></text:span><text:span text:style-name="T1">, plastique très transparent et extrêmement résistant aux chocs (a équipé le casque des astronautes pour la mission Apollo 11 en 1969 !). L’année suivante c’est également l’invention du </text:span><text:span text:style-name="Strong_20_Emphasis"><text:span text:style-name="T1">polypropylène (PP)</text:span></text:span><text:span text:style-name="T1">, notamment utilisé dans le secteur automobile.</text:span></text:p>
      <text:p text:style-name="Standard">1973 : le plastique se fait sophistiqué</text:p>
      <text:p text:style-name="Standard">Le choc pétrolier marque un tournant dans l’histoire de la consommation en général et des plastiques en particulier. Les plastiques, considérés comme matières de substitution jetables et bas de gamme deviennent souvent des matériaux sophistiqués et de haute technicité. Plus économiques, performants et malléables, ils laissent libre court à l’imagination des fabricants.</text:p>
      <text:p text:style-name="Standard">1990s : le développement des bioplastiques</text:p>
      <text:p text:style-name="Standard"><text:soft-page-break/><text:span text:style-name="T1">C’est dans ces années que se fait surtout le </text:span><text:span text:style-name="Strong_20_Emphasis"><text:span text:style-name="T1">développement des bioplastiques</text:span></text:span><text:span text:style-name="T1">****, avec l’apparition du </text:span><text:span text:style-name="Strong_20_Emphasis"><text:span text:style-name="T1">PLA</text:span></text:span><text:span text:style-name="T1">, des </text:span><text:span text:style-name="Strong_20_Emphasis"><text:span text:style-name="T1">PHAs</text:span></text:span><text:span text:style-name="T1"> ou encore des amidons plastifiés qui ont pu bénéficier depuis des avancées rapides du secteur de la </text:span><text:span text:style-name="Strong_20_Emphasis"><text:span text:style-name="T1">chimie verte</text:span></text:span><text:span text:style-name="T1">.</text:span></text:p>
      <text:p text:style-name="Standard"><text:span text:style-name="Strong_20_Emphasis"><text:span text:style-name="T4">2000 et plus : </text:span></text:span><text:span text:style-name="Strong_20_Emphasis"><text:span text:style-name="T1">De nos jours…</text:span></text:span></text:p>
      <text:p text:style-name="Standard"><text:span text:style-name="Strong_20_Emphasis"><text:span text:style-name="T4">Des </text:span></text:span><text:span text:style-name="Strong_20_Emphasis"><text:span text:style-name="T1">taux record de production d</text:span></text:span><text:span text:style-name="Strong_20_Emphasis"><text:span text:style-name="T5">e</text:span></text:span><text:span text:style-name="Strong_20_Emphasis"><text:span text:style-name="T1"> plastique</text:span></text:span><text:span text:style-name="Strong_20_Emphasis"><text:span text:style-name="T6">s</text:span></text:span></text:p>
      <text:p text:style-name="Standard"><text:span text:style-name="Strong_20_Emphasis"><text:span text:style-name="T1">360 millions de tonnes métriques<text:line-break/></text:span></text:span><text:span text:style-name="T1">C’est la quantité de plastique produite au monde en 2018</text:span><text:line-break/><text:span text:style-name="T1">soit une hausse de 3% par rapport à 2017.<text:line-break/></text:span><text:span text:style-name="Emphasis"><text:span text:style-name="T1">Source : Plastics, the fact 2019 PlasticsEurope</text:span></text:span></text:p>
      <text:p text:style-name="Standard"><text:span text:style-name="T1">Parce qu’ils présentent encore aujourd’hui de nombreux avantages, la </text:span><text:span text:style-name="Strong_20_Emphasis"><text:span text:style-name="T1">production mondiale de plastiques augmente</text:span></text:span><text:span text:style-name="T1"> chaque année.</text:span></text:p>
      <text:p text:style-name="Standard"><text:span text:style-name="T1">Néanmoins,</text:span><text:span text:style-name="Strong_20_Emphasis"><text:span text:style-name="T1"> la pollution plastique est un soucis environnemental majeur.</text:span></text:span><text:span text:style-name="T1"> Repenser la fin de vie de ce matériau pourtant si pratique devient donc un enjeu de société.</text:span></text:p>
      <text:p text:style-name="Standard"/>
      <text:p text:style-name="Standard">Sitographie</text:p>
      <text:p text:style-name="Standard"><text:span text:style-name="Emphasis">Pour en savoir plus : </text:span><text:a xlink:type="simple" xlink:href="https://www.carbiolice.com/le-plastique-dans-notre-societe/" text:style-name="Internet_20_link" text:visited-style-name="Visited_20_Internet_20_Link"><text:span text:style-name="Emphasis">le plastique dans notre société</text:span></text:a></text:p>
      <text:p text:style-name="Standard">Article issu de la page <text:a xlink:type="simple" xlink:href="https://www.carbiolice.com/blog/lhistoire-du-plastique-en-15-dates-cle/" text:style-name="Internet_20_link" text:visited-style-name="Visited_20_Internet_20_Link">https://www.carbiolice.com/blog/lhistoire-du-plastique-en-15-dates-cle/</text:a></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erif" svg:font-family="'Liberation Serif'" style:font-family-generic="roman"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0.3$MacOSX_X86_64 LibreOffice_project/69edd8b8ebc41d00b4de3915dc82f8f0fc3b6265</meta:generator>
    <meta:creation-date>2013-10-15T08:24:31.04</meta:creation-date>
    <dc:language>fr-FR</dc:language>
    <meta:editing-cycles>10</meta:editing-cycles>
    <meta:editing-duration>PT16H34M18S</meta:editing-duration>
    <meta:initial-creator>collège Padule</meta:initial-creator>
    <dc:date>2023-09-09T10:16:39.406655569</dc:date>
    <meta:document-statistic meta:table-count="0" meta:image-count="0" meta:object-count="0" meta:page-count="3" meta:paragraph-count="42" meta:word-count="1388" meta:character-count="9176" meta:non-whitespace-character-count="7825"/>
    <meta:user-defined meta:name="Info 1"/>
    <meta:user-defined meta:name="Info 2"/>
    <meta:user-defined meta:name="Info 3"/>
    <meta:user-defined meta:name="Info 4"/>
  </office:meta>
</office:document-meta>
</file>